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ffd6"/>
    </style:style>
    <style:style style:name="P2" style:family="paragraph" style:parent-style-name="Standard">
      <style:paragraph-properties fo:text-align="center" style:justify-single-word="false"/>
      <style:text-properties fo:font-size="32pt" fo:font-style="italic" fo:font-weight="bold" officeooo:rsid="0003a212" officeooo:paragraph-rsid="0016ffd6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normal" officeooo:rsid="00193156" officeooo:paragraph-rsid="00196397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 style:list-style-name="L1">
      <style:paragraph-properties fo:text-align="end" style:justify-single-word="false"/>
      <style:text-properties fo:font-size="10pt" fo:font-style="italic" officeooo:rsid="00ba1b6a" officeooo:paragraph-rsid="0016ffd6" style:font-size-asian="8.75pt" style:font-style-asian="italic" style:font-size-complex="10pt" style:font-style-complex="italic"/>
    </style:style>
    <style:style style:name="P5" style:family="paragraph" style:parent-style-name="Standard" style:list-style-name="L2">
      <style:paragraph-properties fo:text-align="center" style:justify-single-word="false"/>
      <style:text-properties fo:font-size="32pt" fo:font-style="italic" officeooo:rsid="00193156" officeooo:paragraph-rsid="00179d9a" style:font-size-asian="32pt" style:font-style-asian="italic" style:font-size-complex="32pt" style:font-style-complex="italic"/>
    </style:style>
    <style:style style:name="P6" style:family="paragraph" style:parent-style-name="Standard" style:list-style-name="L2">
      <style:paragraph-properties fo:text-align="center" style:justify-single-word="false"/>
      <style:text-properties fo:font-size="32pt" fo:font-style="italic" fo:font-weight="normal" officeooo:rsid="00193156" officeooo:paragraph-rsid="00179d9a" style:font-size-asian="32pt" style:font-style-asian="italic" style:font-weight-asian="normal" style:font-size-complex="32pt" style:font-style-complex="italic" style:font-weight-complex="normal"/>
    </style:style>
    <style:style style:name="P7" style:family="paragraph" style:parent-style-name="Standard" style:list-style-name="L2">
      <style:paragraph-properties fo:text-align="center" style:justify-single-word="false"/>
      <style:text-properties officeooo:rsid="00136ba8" officeooo:paragraph-rsid="00179d9a"/>
    </style:style>
    <style:style style:name="P8" style:family="paragraph" style:parent-style-name="Standard" style:list-style-name="L2">
      <style:paragraph-properties fo:text-align="center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fo:font-style="normal" fo:font-weight="bold" officeooo:rsid="00179d9a" officeooo:paragraph-rsid="00179d9a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9d9a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a4b0bb" officeooo:paragraph-rsid="00179d9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ccc08" officeooo:paragraph-rsid="001ccc08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8f9258" officeooo:paragraph-rsid="00179d9a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ffd6"/>
    </style:style>
    <style:style style:name="T2" style:family="text">
      <style:text-properties officeooo:rsid="008eca00"/>
    </style:style>
    <style:style style:name="T3" style:family="text">
      <style:text-properties officeooo:rsid="00179d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list xml:id="list3815674613" text:style-name="L1">
        <text:list-header>
          <text:p text:style-name="P4">Comptia A+ Study guide</text:p>
          <text:p text:style-name="P4"/>
        </text:list-header>
      </text:list>
      <text:p text:style-name="P2">Comptia A+ Cert. <text:span text:style-name="T1">1001</text:span></text:p>
      <text:p text:style-name="P3"/>
      <text:list xml:id="list2940813059" text:style-name="L2">
        <text:list-header>
          <text:p text:style-name="P5">Section <text:span text:style-name="T2">2</text:span> Notes</text:p>
          <text:p text:style-name="P7"/>
          <text:p text:style-name="P8">Chapter 1 – Safety and Professionalism</text:p>
        </text:list-header>
        <text:list-item>
          <text:p text:style-name="P9">Tools of the trade</text:p>
          <text:list>
            <text:list-item>
              <text:p text:style-name="P10">You can buy PC repair tool kits.</text:p>
            </text:list-item>
            <text:list-item>
              <text:p text:style-name="P10">There are kits for mobile devices.</text:p>
            </text:list-item>
            <text:list-item>
              <text:p text:style-name="P10">Use a voltage tester or volt-ohm meter to test input voltage.</text:p>
            </text:list-item>
            <text:list-item>
              <text:p text:style-name="P10">Always carry multiple thumb drives.</text:p>
              <text:p text:style-name="P11"/>
            </text:list-item>
          </text:list>
        </text:list-item>
        <text:list-item>
          <text:p text:style-name="P9">Troubleshooting theory</text:p>
          <text:list>
            <text:list-item>
              <text:p text:style-name="P11">The system unit provides processing and storage.</text:p>
            </text:list-item>
            <text:list-item>
              <text:p text:style-name="P11">Common input devices include keyboards, mice, and scanners.</text:p>
            </text:list-item>
            <text:list-item>
              <text:p text:style-name="P11">Common output devices include monitors, printers, and speakers.</text:p>
              <text:list>
                <text:list-item>
                  <text:p text:style-name="P12">Step 1: Identify the problem</text:p>
                </text:list-item>
                <text:list-item>
                  <text:p text:style-name="P12">Step 2: Establish a theory to determine cause</text:p>
                </text:list-item>
                <text:list-item>
                  <text:p text:style-name="P12">Step 3: Test the theory to determine cause</text:p>
                </text:list-item>
                <text:list-item>
                  <text:p text:style-name="P12">Step 4: Establish a plan of action to resolve the problem and implement the solution</text:p>
                </text:list-item>
                <text:list-item>
                  <text:p text:style-name="P12">Step 5: Verify the full system functionality and, if applicable, implemnt preventative measures.</text:p>
                </text:list-item>
                <text:list-item>
                  <text:p text:style-name="P12">Step 6: document finding, actions, and outcome.</text:p>
                </text:list-item>
              </text:list>
              <text:p text:style-name="P11"/>
            </text:list-item>
          </text:list>
        </text:list-item>
        <text:list-item>
          <text:p text:style-name="P11"/>
          <text:list>
            <text:list-header>
              <text:p text:style-name="P11"/>
            </text:list-header>
          </text:list>
          <text:p text:style-name="P13"/>
          <text:p text:style-name="P6">Section <text:span text:style-name="T3">3</text:span> Notes</text:p>
          <text:p text:style-name="P6">Section <text:span text:style-name="T3">4</text:span> Notes</text:p>
          <text:p text:style-name="P6">Section <text:span text:style-name="T3">5</text:span> Notes</text:p>
          <text:p text:style-name="P6">Section <text:span text:style-name="T3">6</text:span> Notes</text:p>
          <text:p text:style-name="P6">Section <text:span text:style-name="T3">7</text:span> Notes</text:p>
          <text:p text:style-name="P6">Section <text:span text:style-name="T3">8</text:span> Notes</text:p>
          <text:p text:style-name="P6"><text:soft-page-break/>Section <text:span text:style-name="T3">9</text:span> Notes</text:p>
          <text:p text:style-name="P6">Section <text:span text:style-name="T3">10</text:span> Notes</text:p>
          <text:p text:style-name="P6">Section <text:span text:style-name="T3">11</text:span> Notes</text:p>
          <text:p text:style-name="P6">Section <text:span text:style-name="T3">12</text:span> Notes</text:p>
          <text:p text:style-name="P6">Section <text:span text:style-name="T3">13</text:span> Notes</text:p>
          <text:p text:style-name="P6">Section <text:span text:style-name="T3">14</text:span> Notes</text:p>
          <text:p text:style-name="P6">Section <text:span text:style-name="T3">15</text:span> Notes</text:p>
          <text:p text:style-name="P6">Section <text:span text:style-name="T3">16</text:span> Notes</text:p>
          <text:p text:style-name="P6">Section <text:span text:style-name="T3">17</text:span> Notes</text:p>
          <text:p text:style-name="P6">Section <text:span text:style-name="T3">18</text:span> Notes</text:p>
          <text:p text:style-name="P6">Section <text:span text:style-name="T3">19</text:span> Notes</text:p>
          <text:p text:style-name="P6">Section <text:span text:style-name="T3">20</text:span> Notes</text:p>
          <text:p text:style-name="P6">Section <text:span text:style-name="T2">21</text:span> Notes</text:p>
          <text:p text:style-name="P6">Section <text:span text:style-name="T2">22</text:span> Notes</text:p>
          <text:p text:style-name="P6">Section <text:span text:style-name="T2">23</text:span> Note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4T04:10:56.335000000</meta:creation-date>
    <dc:date>2020-05-13T23:54:01.329000000</dc:date>
    <meta:editing-duration>PT23M45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48" meta:word-count="239" meta:character-count="1186" meta:non-whitespace-character-count="1031"/>
  </office:meta>
</office:document-meta>
</file>